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Reading</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Les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Lesekompetenzen, 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Reading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reading literacy, which is defined as "understanding, using, reflecting on and engaging with written texts, in order to achieve one's goals, develop one's knowledge and potential and participate in society".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Hier werden die Ergebnisse für Lesekompetenzen dargestellt, was definiert ist als "Verstehen, Benutzen und Auseinandersetzen mit geschriebenen Texte, um seine Ziele zu erreichen, sein Wissen zu entwickeln und in der Geselltschaft teilzuhaben". 15-Jährige Schüler machen zweistündige Tests, in denen Kompetenzen in den Felern Mathematik, Lesekompetenz und Naturwissenschaften geprüft werden. Hier werden die Ergebnisse für Mathematik gezeigt.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2"/>
          <table:table-cell table:style-name="ce10" table:number-columns-repeated="3"/>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table-cell table:style-name="ce10"/>
          <table:table-cell/>
          <table:table-cell table:style-name="ce10"/>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503" calcext:value-type="float">
            <text:p>503.00</text:p>
          </table:table-cell>
          <table:table-cell table:style-name="ce20" office:value-type="float" office:value="512" calcext:value-type="float">
            <text:p>51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85" calcext:value-type="float">
            <text:p>485.00</text:p>
          </table:table-cell>
          <table:table-cell table:style-name="ce8"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499" calcext:value-type="float">
            <text:p>499.00</text:p>
          </table:table-cell>
          <table:table-cell table:style-name="ce9" office:value-type="float" office:value="509" calcext:value-type="float">
            <text:p>50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27" calcext:value-type="float">
            <text:p>527.00</text:p>
          </table:table-cell>
          <table:table-cell table:style-name="ce8"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59" calcext:value-type="float">
            <text:p>459.00</text:p>
          </table:table-cell>
          <table:table-cell table:style-name="ce9" office:value-type="float" office:value="441" calcext:value-type="float">
            <text:p>44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87" calcext:value-type="float">
            <text:p>487.00</text:p>
          </table:table-cell>
          <table:table-cell table:style-name="ce8" office:value-type="float" office:value="493" calcext:value-type="float">
            <text:p>49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00" calcext:value-type="float">
            <text:p>500.00</text:p>
          </table:table-cell>
          <table:table-cell table:style-name="ce9" office:value-type="float" office:value="496" calcext:value-type="float">
            <text:p>496</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19" calcext:value-type="float">
            <text:p>519.00</text:p>
          </table:table-cell>
          <table:table-cell table:style-name="ce8" office:value-type="float" office:value="516" calcext:value-type="float">
            <text:p>51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26" calcext:value-type="float">
            <text:p>526.00</text:p>
          </table:table-cell>
          <table:table-cell table:style-name="ce9" office:value-type="float" office:value="524" calcext:value-type="float">
            <text:p>52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9" calcext:value-type="float">
            <text:p>499.00</text:p>
          </table:table-cell>
          <table:table-cell table:style-name="ce8" office:value-type="float" office:value="505" calcext:value-type="float">
            <text:p>50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9" calcext:value-type="float">
            <text:p>509.00</text:p>
          </table:table-cell>
          <table:table-cell table:style-name="ce9" office:value-type="float" office:value="508" calcext:value-type="float">
            <text:p>50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67" calcext:value-type="float">
            <text:p>467.00</text:p>
          </table:table-cell>
          <table:table-cell table:style-name="ce8" office:value-type="float" office:value="477" calcext:value-type="float">
            <text:p>47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0" calcext:value-type="float">
            <text:p>470.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82" calcext:value-type="float">
            <text:p>482.00</text:p>
          </table:table-cell>
          <table:table-cell table:style-name="ce8" office:value-type="float" office:value="483" calcext:value-type="float">
            <text:p>48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21" calcext:value-type="float">
            <text:p>521.00</text:p>
          </table:table-cell>
          <table:table-cell table:style-name="ce9"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79" calcext:value-type="float">
            <text:p>479.00</text:p>
          </table:table-cell>
          <table:table-cell table:style-name="ce8" office:value-type="float" office:value="486" calcext:value-type="float">
            <text:p>48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85" calcext:value-type="float">
            <text:p>485.00</text:p>
          </table:table-cell>
          <table:table-cell table:style-name="ce9"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16" calcext:value-type="float">
            <text:p>516.00</text:p>
          </table:table-cell>
          <table:table-cell table:style-name="ce8" office:value-type="float" office:value="538" calcext:value-type="float">
            <text:p>53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17" calcext:value-type="float">
            <text:p>517.00</text:p>
          </table:table-cell>
          <table:table-cell table:style-name="ce9" office:value-type="float" office:value="536" calcext:value-type="float">
            <text:p>536</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88" calcext:value-type="float">
            <text:p>488.00</text:p>
          </table:table-cell>
          <table:table-cell table:style-name="ce8"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1" calcext:value-type="float">
            <text:p>481.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23" calcext:value-type="float">
            <text:p>423.00</text:p>
          </table:table-cell>
          <table:table-cell table:style-name="ce8" office:value-type="float" office:value="424" calcext:value-type="float">
            <text:p>42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03" calcext:value-type="float">
            <text:p>503.00</text:p>
          </table:table-cell>
          <table:table-cell table:style-name="ce9" office:value-type="float" office:value="511" calcext:value-type="float">
            <text:p>51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509" calcext:value-type="float">
            <text:p>509.00</text:p>
          </table:table-cell>
          <table:table-cell table:style-name="ce8" office:value-type="float" office:value="512" calcext:value-type="float">
            <text:p>5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513" calcext:value-type="float">
            <text:p>513.00</text:p>
          </table:table-cell>
          <table:table-cell table:style-name="ce9" office:value-type="float" office:value="504" calcext:value-type="float">
            <text:p>50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6" calcext:value-type="float">
            <text:p>506.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498" calcext:value-type="float">
            <text:p>498.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53" calcext:value-type="float">
            <text:p>453.00</text:p>
          </table:table-cell>
          <table:table-cell table:style-name="ce8" office:value-type="float" office:value="463" calcext:value-type="float">
            <text:p>46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05" calcext:value-type="float">
            <text:p>505.00</text:p>
          </table:table-cell>
          <table:table-cell table:style-name="ce9" office:value-type="float" office:value="481" calcext:value-type="float">
            <text:p>48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96" calcext:value-type="float">
            <text:p>496.00</text:p>
          </table:table-cell>
          <table:table-cell table:style-name="ce8"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500" calcext:value-type="float">
            <text:p>500.00</text:p>
          </table:table-cell>
          <table:table-cell table:style-name="ce9" office:value-type="float" office:value="483" calcext:value-type="float">
            <text:p>48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492" calcext:value-type="float">
            <text:p>492.00</text:p>
          </table:table-cell>
          <table:table-cell table:style-name="ce8" office:value-type="float" office:value="509" calcext:value-type="float">
            <text:p>50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8" calcext:value-type="float">
            <text:p>428.00</text:p>
          </table:table-cell>
          <table:table-cell table:style-name="ce9" office:value-type="float" office:value="475" calcext:value-type="float">
            <text:p>47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498" calcext:value-type="float">
            <text:p>498.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97" calcext:value-type="float">
            <text:p>497.00</text:p>
          </table:table-cell>
          <table:table-cell table:style-name="ce9" office:value-type="float" office:value="498" calcext:value-type="float">
            <text:p>49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05" calcext:value-type="float">
            <text:p>405.00</text:p>
          </table:table-cell>
          <table:table-cell table:style-name="ce8" office:value-type="float" office:value="394" calcext:value-type="float">
            <text:p>3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50" calcext:value-type="float">
            <text:p>350.00</text:p>
          </table:table-cell>
          <table:table-cell table:style-name="ce9"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25" calcext:value-type="float">
            <text:p>425.00</text:p>
          </table:table-cell>
          <table:table-cell table:style-name="ce8"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407" calcext:value-type="float">
            <text:p>407.00</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494" calcext:value-type="float">
            <text:p>494</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Bulgaria</text:p>
          </table:table-cell>
          <table:table-cell table:style-name="ce8" office:value-type="float" office:value="432" calcext:value-type="float">
            <text:p>432</text:p>
          </table:table-cell>
          <table:table-cell table:style-name="ce9" office:value-type="float" office:value="436" calcext:value-type="float">
            <text:p>436</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75" calcext:value-type="float">
            <text:p>475</text:p>
          </table:table-cell>
          <table:table-cell table:style-name="ce8" office:value-type="float" office:value="429" calcext:value-type="float">
            <text:p>429</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425" calcext:value-type="float">
            <text:p>425</text:p>
          </table:table-cell>
          <table:table-cell table:style-name="ce9" office:value-type="float" office:value="403" calcext:value-type="float">
            <text:p>403</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27" calcext:value-type="float">
            <text:p>427</text:p>
          </table:table-cell>
          <table:table-cell table:style-name="ce8" office:value-type="float" office:value="441" calcext:value-type="float">
            <text:p>441</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87" calcext:value-type="float">
            <text:p>487</text:p>
          </table:table-cell>
          <table:table-cell table:style-name="ce9" office:value-type="float" office:value="485" calcext:value-type="float">
            <text:p>485</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43" calcext:value-type="float">
            <text:p>44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58" calcext:value-type="float">
            <text:p>358</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FYROM</text:p>
          </table:table-cell>
          <table:table-cell table:style-name="ce9" office:value-type="float" office:value="352" calcext:value-type="float">
            <text:p>352</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Georgia</text:p>
          </table:table-cell>
          <table:table-cell table:style-name="ce8" office:value-type="float" office:value="401" calcext:value-type="float">
            <text:p>401</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Hong Kong (China)</text:p>
          </table:table-cell>
          <table:table-cell table:style-name="ce9" office:value-type="float" office:value="527" calcext:value-type="float">
            <text:p>527</text:p>
          </table:table-cell>
          <table:table-cell table:style-name="ce8" office:value-type="float" office:value="545" calcext:value-type="float">
            <text:p>545</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397" calcext:value-type="float">
            <text:p>397</text:p>
          </table:table-cell>
          <table:table-cell table:style-name="ce9" office:value-type="float" office:value="396" calcext:value-type="float">
            <text:p>396</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408" calcext:value-type="float">
            <text:p>408</text:p>
          </table:table-cell>
          <table:table-cell table:style-name="ce8" office:value-type="float" office:value="399" calcext:value-type="float">
            <text:p>399</text:p>
          </table:table-cell>
          <table:table-cell table:number-columns-repeated="1021"/>
        </table:table-row>
        <table:table-row table:style-name="ro1">
          <table:table-cell table:style-name="ce8" office:value-type="string" calcext:value-type="string">
            <text:p>Kazakhstan</text:p>
          </table:table-cell>
          <table:table-cell table:style-name="ce8" office:value-type="string" calcext:value-type="string">
            <text:p>—</text:p>
          </table:table-cell>
          <table:table-cell table:style-name="ce9" office:value-type="float" office:value="393" calcext:value-type="float">
            <text:p>393</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27" calcext:value-type="float">
            <text:p>427</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Kosovo</text:p>
          </table:table-cell>
          <table:table-cell table:style-name="ce8" office:value-type="float" office:value="347" calcext:value-type="float">
            <text:p>34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Lebanon</text:p>
          </table:table-cell>
          <table:table-cell table:style-name="ce9" office:value-type="float" office:value="347" calcext:value-type="float">
            <text:p>347</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Lithuania</text:p>
          </table:table-cell>
          <table:table-cell table:style-name="ce8" office:value-type="float" office:value="472" calcext:value-type="float">
            <text:p>472</text:p>
          </table:table-cell>
          <table:table-cell table:style-name="ce9" office:value-type="float" office:value="477" calcext:value-type="float">
            <text:p>477</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09" calcext:value-type="float">
            <text:p>509</text:p>
          </table:table-cell>
          <table:table-cell table:style-name="ce8" office:value-type="float" office:value="509" calcext:value-type="float">
            <text:p>509</text:p>
          </table:table-cell>
          <table:table-cell table:number-columns-repeated="1021"/>
        </table:table-row>
        <table:table-row table:style-name="ro1">
          <table:table-cell table:style-name="ce8" office:value-type="string" calcext:value-type="string">
            <text:p>Malaysia</text:p>
          </table:table-cell>
          <table:table-cell table:style-name="ce8" office:value-type="string" calcext:value-type="string">
            <text:p>—</text:p>
          </table:table-cell>
          <table:table-cell table:style-name="ce9" office:value-type="float" office:value="398" calcext:value-type="float">
            <text:p>398</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31" calcext:value-type="float">
            <text:p>431</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alta</text:p>
          </table:table-cell>
          <table:table-cell table:style-name="ce8" office:value-type="float" office:value="447" calcext:value-type="float">
            <text:p>44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Moldova</text:p>
          </table:table-cell>
          <table:table-cell table:style-name="ce9" office:value-type="float" office:value="416" calcext:value-type="float">
            <text:p>41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ontenegro</text:p>
          </table:table-cell>
          <table:table-cell table:style-name="ce8" office:value-type="float" office:value="427" calcext:value-type="float">
            <text:p>427</text:p>
          </table:table-cell>
          <table:table-cell table:style-name="ce9" office:value-type="float" office:value="422" calcext:value-type="float">
            <text:p>422</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98" calcext:value-type="float">
            <text:p>398</text:p>
          </table:table-cell>
          <table:table-cell table:style-name="ce8" office:value-type="float" office:value="384" calcext:value-type="float">
            <text:p>384</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02" calcext:value-type="float">
            <text:p>402</text:p>
          </table:table-cell>
          <table:table-cell table:style-name="ce9" office:value-type="float" office:value="388" calcext:value-type="float">
            <text:p>388</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34" calcext:value-type="float">
            <text:p>434</text:p>
          </table:table-cell>
          <table:table-cell table:style-name="ce8" office:value-type="float" office:value="438" calcext:value-type="float">
            <text:p>438</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95" calcext:value-type="float">
            <text:p>495</text:p>
          </table:table-cell>
          <table:table-cell table:style-name="ce9" office:value-type="float" office:value="475" calcext:value-type="float">
            <text:p>475</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35" calcext:value-type="float">
            <text:p>535</text:p>
          </table:table-cell>
          <table:table-cell table:style-name="ce8" office:value-type="float" office:value="542" calcext:value-type="float">
            <text:p>542</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497" calcext:value-type="float">
            <text:p>497</text:p>
          </table:table-cell>
          <table:table-cell table:style-name="ce9" office:value-type="float" office:value="523" calcext:value-type="float">
            <text:p>523</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09" calcext:value-type="float">
            <text:p>409</text:p>
          </table:table-cell>
          <table:table-cell table:style-name="ce8" office:value-type="float" office:value="441" calcext:value-type="float">
            <text:p>441</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27" calcext:value-type="float">
            <text:p>42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Tunisia</text:p>
          </table:table-cell>
          <table:table-cell table:style-name="ce9" office:value-type="float" office:value="361" calcext:value-type="float">
            <text:p>361</text:p>
          </table:table-cell>
          <table:table-cell table:style-name="ce8" office:value-type="float" office:value="404" calcext:value-type="float">
            <text:p>404</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34" calcext:value-type="float">
            <text:p>434</text:p>
          </table:table-cell>
          <table:table-cell table:style-name="ce9" office:value-type="float" office:value="442" calcext:value-type="float">
            <text:p>442</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37" calcext:value-type="float">
            <text:p>437</text:p>
          </table:table-cell>
          <table:table-cell table:style-name="ce8" office:value-type="float" office:value="411" calcext:value-type="float">
            <text:p>411</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487" calcext:value-type="float">
            <text:p>487</text:p>
          </table:table-cell>
          <table:table-cell table:style-name="ce9" office:value-type="float" office:value="508" calcext:value-type="float">
            <text:p>508</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9" meta:object-count="0"/>
    <meta:generator>LibreOfficeDev/5.1.0.3$Linux_X86_64 LibreOffice_project/</meta:generator>
  </office:meta>
</office:document-meta>
</file>